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style:use-window-font-color="true" style:font-name="Gentium Book Plus" fo:font-size="12pt" style:font-size-asian="12pt" style:font-size-complex="12pt"/>
    </style:style>
    <style:style style:name="ce9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transparent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f5ce"/>
      <style:text-properties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20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24" style:family="table-cell" style:parent-style-name="Default">
      <style:table-cell-properties fo:background-color="#fff5ce"/>
      <style:text-properties fo:color="#ff0000" style:font-name="Gentium Book Plu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6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Book Plus" style:font-size-complex="12pt" style:font-weight-complex="bold"/>
    </style:style>
    <style:style style:name="ce29" style:family="table-cell" style:parent-style-name="Default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8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name-complex="Gentium Plus" style:font-size-complex="12pt" style:font-weight-complex="bold"/>
    </style:style>
    <style:style style:name="ce22" style:family="table-cell" style:parent-style-name="Default" style:data-style-name="N11">
      <style:table-cell-properties fo:background-color="#fff5ce"/>
      <style:text-properties style:use-window-font-color="true" style:font-name="Gentium Book Plus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11">
      <style:table-cell-properties fo:background-color="#fff5ce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fff5ce"/>
      <style:text-properties style:font-name="Gentium Book Plus" fo:font-size="12pt" style:font-size-asian="12pt" style:font-size-complex="12pt"/>
    </style:style>
    <style:style style:name="ce35" style:family="table-cell" style:parent-style-name="Default">
      <style:table-cell-properties fo:background-color="transparent"/>
      <style:text-properties style:use-window-font-color="true" style:font-name="Gentium Book Plus" fo:font-size="12pt" style:font-size-asian="12pt" style:font-size-complex="12pt"/>
    </style:style>
    <style:style style:name="ce36" style:family="table-cell" style:parent-style-name="Default">
      <style:table-cell-properties fo:background-color="#fff5ce"/>
      <style:text-properties style:use-window-font-color="true" style:font-name="Gentium Book Plus" fo:font-size="12pt" style:font-size-asian="12pt" style:font-size-complex="12pt"/>
    </style:style>
    <style:style style:name="ce37" style:family="table-cell" style:parent-style-name="Default">
      <style:table-cell-properties fo:background-color="transparent"/>
      <style:text-properties style:font-name="Gentium Book Plus" fo:font-size="12pt" style:font-size-asian="12pt" style:font-size-complex="12pt"/>
    </style:style>
    <style:style style:name="T1" style:family="text">
      <style:text-properties fo:font-size="12pt" style:letter-kerning="true" style:font-name-complex="Gentium Plus" style:font-size-asian="12pt" style:font-size-complex="12pt"/>
    </style:style>
    <style:style style:name="T2" style:family="text">
      <style:text-properties style:use-window-font-color="true"/>
    </style:style>
    <style:style style:name="T3" style:family="text">
      <style:text-properties fo:color="#ff0000" fo:font-size="12pt" style:letter-kerning="true" style:font-name-complex="Gentium Book Plus" style:font-size-asian="12pt" style:font-size-complex="12pt" style:font-weight-asian="bold" style:font-weight-complex="bold"/>
    </style:style>
    <style:style style:name="T4" style:family="text">
      <style:text-properties fo:font-size="12pt" style:letter-kerning="true" style:font-name-complex="Gentium Book Plus" style:font-size-asian="12pt" style:font-size-complex="12pt" style:font-weight-asian="bold" style:font-weight-complex="bold"/>
    </style:style>
    <style:style style:name="T5" style:family="text">
      <style:text-properties fo:font-size="12pt" style:letter-kerning="true" style:font-name-complex="Gentium Book Plus" style:font-size-asian="12pt" style:font-size-complex="12pt" style:font-weight-asian="bold" style:font-weight-complex="bold" fo:color="#ff0000"/>
    </style:style>
    <style:style style:name="T6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style:text-position="super 58%" fo:language="en" fo:country="AU" style:language-asian="zh" style:country-asian="CN" style:language-complex="hi" style:country-complex="IN"/>
    </style:style>
    <style:style style:name="T7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/>
    </style:style>
    <style:style style:name="T8" style:family="text">
      <style:text-properties fo:font-size="12pt" style:letter-kerning="true" style:font-name-complex="Gentium Book Plus" style:font-size-asian="12pt" style:font-size-complex="12pt" style:font-weight-asian="bold" style:font-weight-complex="bold" style:use-window-font-color="true" fo:language="en" fo:country="AU" style:language-asian="zh" style:country-asian="CN" style:language-complex="hi" style:country-complex="IN"/>
    </style:style>
    <style:style style:name="T9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fo:color="#ff0000"/>
    </style:style>
    <style:style style:name="T10" style:family="text">
      <style:text-properties fo:font-size="12pt" style:letter-kerning="true" style:font-name-complex="Gentium Book Plus" style:font-size-asian="12pt" style:font-size-complex="12pt" style:font-weight-asian="bold" style:font-weight-complex="bold" fo:language="en" fo:country="AU" style:language-asian="zh" style:country-asian="CN" style:language-complex="hi" style:country-complex="IN" style:use-window-font-color="true"/>
    </style:style>
    <style:style style:name="T11" style:family="text">
      <style:text-properties fo:color="#ff0000"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2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/>
    </style:style>
    <style:style style:name="T13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fo:color="#ff0000"/>
    </style:style>
    <style:style style:name="T14" style:family="text">
      <style:text-properties fo:font-size="12pt" fo:font-weight="bold" style:letter-kerning="true" style:font-name-complex="Gentium Plus" style:font-size-asian="12pt" style:font-size-complex="12pt" style:font-weight-asian="bold" style:font-weight-complex="bold" style:text-position="33% 58%"/>
    </style:style>
    <style:style style:name="T15" style:family="text">
      <style:text-properties fo:color="#ff0000"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6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/>
    </style:style>
    <style:style style:name="T17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fo:color="#ff0000"/>
    </style:style>
    <style:style style:name="T18" style:family="text">
      <style:text-properties fo:font-size="12pt" style:letter-kerning="true" fo:language="en" fo:country="AU" style:language-asian="zh" style:country-asian="CN" style:language-complex="hi" style:country-complex="IN" style:font-name-complex="Gentium Plus" style:font-size-asian="12pt" style:font-size-complex="12pt" style:font-weight-asian="bold" style:font-weight-complex="bold" style:text-position="33% 58%"/>
    </style:style>
    <style:style style:name="T19" style:family="text">
      <style:text-properties fo:color="#ff0000"/>
    </style:style>
    <style:style style:name="T20" style:family="text">
      <style:text-properties style:text-position="33% 58%"/>
    </style:style>
    <style:style style:name="T21" style:family="text">
      <style:text-properties fo:color="#ff0000"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0000"/>
    </style:style>
    <style:style style:name="T24" style:family="text">
      <style:text-properties fo:font-size="12pt" style:text-underline-style="none" style:text-underline-color="font-color" style:text-line-through-type="none" fo:font-style="normal" style:text-outline="false" fo:text-shadow="none" style:letter-kerning="true" style:text-line-through-mode="continuous" fo:language="en" fo:country="AU" style:language-asian="zh" style:country-asian="CN" style:language-complex="hi" style:country-complex="IN" style:font-name-asian="Noto Sans CJK SC" style:font-name-complex="Gentium Plu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use-window-font-color="true" style:text-position="super 58%"/>
    </style:style>
    <style:style style:name="T25" style:family="text">
      <style:text-properties fo:color="#ff0000"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Gentium Book Plu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number-columns-repeated="1020" table:default-cell-style-name="Default"/>
        <table:table-row table:style-name="ro1">
          <table:table-cell table:style-name="ce4" office:value-type="string" calcext:value-type="string">
            <text:p>coprosize v1.0.0-alpha.4 Copyright © 2022 Piotr Bajdek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Supplement 1. Regression models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4" office:value-type="string" calcext:value-type="string">
            <text:p>Bajdek, P., 2022. coprosize (version 1.0.0-alpha.4). [computer software] <text:a xlink:href="https://github.com/piotrbajdek/coprosize" xlink:type="simple">https://github.com/piotrbajdek/coprosize</text:a></text:p>
          </table:table-cell>
          <table:table-cell table:style-name="ce20" table:number-columns-repeated="3"/>
          <table:table-cell table:style-name="ce2" table:number-columns-repeated="1020"/>
        </table:table-row>
        <table:table-row table:style-name="ro1">
          <table:table-cell table:style-name="ce14" table:number-columns-repeated="4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ymbols:</text:p>
          </table:table-cell>
          <table:table-cell table:style-name="ce24" office:value-type="string" calcext:value-type="string">
            <text:p>y<text:span text:style-name="T2"> = producer’s body mass (kg)</text:span></text:p>
          </table:table-cell>
          <table:table-cell table:style-name="ce9" office:value-type="string" calcext:value-type="string">
            <text:p><text:span text:style-name="T25">x</text:span><text:span text:style-name="T26"> = scat diameter (mm)</text:span>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mphibia</text:p>
          </table:table-cell>
          <table:table-cell table:style-name="ce15" office:value-type="string" calcext:value-type="string">
            <text:p>Based on carnivorous batrachians</text:p>
          </table:table-cell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5" office:value-type="string" calcext:value-type="string">
            <text:p><text:span text:style-name="T3">y</text:span><text:span text:style-name="T4"> = 0.0004064349</text:span><text:span text:style-name="T5">x</text:span><text:span text:style-name="T6">3</text:span><text:span text:style-name="T7"> </text:span><text:span text:style-name="T4">– 0.0041616775</text:span><text:span text:style-name="T5">x</text:span><text:span text:style-name="T6">2</text:span><text:span text:style-name="T8"> + 0.0147514015</text:span><text:span text:style-name="T9">x</text:span><text:span text:style-name="T10"> – 0.0122201640</text:span>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6" office:value-type="percentage" office:value="0.054327268867" calcext:value-type="percentage">
            <text:p>5.43%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Cubic regression</text:p>
          </table:table-cell>
          <table:table-cell table:style-name="ce15"/>
          <table:table-cell table:style-name="ce34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15" office:value-type="string" calcext:value-type="string">
            <text:p>--carnivorous --archosauria</text:p>
          </table:table-cell>
          <table:table-cell table:style-name="ce15" office:value-type="string" calcext:value-type="string">
            <text:p>Based on carnivorous birds and crocodilian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1">y</text:span><text:span text:style-name="T12"> = 0.0056582325</text:span><text:span text:style-name="T13">x</text:span><text:span text:style-name="T14">2.393336359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28" office:value-type="percentage" office:value="1.021988205869" calcext:value-type="percentage">
            <text:p>102.20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carnivorous --squamata</text:p>
          </table:table-cell>
          <table:table-cell table:style-name="ce9" office:value-type="string" calcext:value-type="string">
            <text:p>Based on carnivorous squamat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29" office:value-type="string" calcext:value-type="string">
            <text:p><text:span text:style-name="T15">y</text:span><text:span text:style-name="T16"> = 0.0004822862</text:span><text:span text:style-name="T17">x</text:span><text:span text:style-name="T18">2.3414629141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8" office:value-type="percentage" office:value="0.652918788024" calcext:value-type="percentage">
            <text:p>65.2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archosauria</text:p>
          </table:table-cell>
          <table:table-cell table:style-name="ce15" office:value-type="string" calcext:value-type="string">
            <text:p>Based on herb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78389131<text:span text:style-name="T19">x</text:span><text:span text:style-name="T20">2.8100206869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108849044196" calcext:value-type="percentage">
            <text:p>10.88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marsupialia</text:p>
          </table:table-cell>
          <table:table-cell table:style-name="ce15" office:value-type="string" calcext:value-type="string">
            <text:p>Based on herbivorous marsupial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224440978<text:span text:style-name="T19">x</text:span><text:span text:style-name="T20">2.2193247015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506312472632" calcext:value-type="percentage">
            <text:p>50.63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herbivorous --reptilia</text:p>
          </table:table-cell>
          <table:table-cell table:style-name="ce15" office:value-type="string" calcext:value-type="string">
            <text:p>Based on herbivorous birds and turtle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76217107<text:span text:style-name="T19">x</text:span><text:span text:style-name="T20">2.8272692414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098517207268" calcext:value-type="percentage">
            <text:p>9.85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Options:</text:p>
          </table:table-cell>
          <table:table-cell table:style-name="ce15" office:value-type="string" calcext:value-type="string">
            <text:p>--omnivorous --archosauria</text:p>
          </table:table-cell>
          <table:table-cell table:style-name="ce15" office:value-type="string" calcext:value-type="string">
            <text:p>Based on omnivorous birds</text:p>
          </table:table-cell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Formula:</text:p>
          </table:table-cell>
          <table:table-cell table:style-name="ce15" office:value-type="string" calcext:value-type="string">
            <text:p><text:span text:style-name="T19">y</text:span> = 0.0014342026<text:span text:style-name="T19">x</text:span><text:span text:style-name="T20">3.0157553176</text:span>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Standard error:</text:p>
          </table:table-cell>
          <table:table-cell table:style-name="ce22" office:value-type="percentage" office:value="0.813862985309" calcext:value-type="percentage">
            <text:p>81.39%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5" office:value-type="string" calcext:value-type="string">
            <text:p>Type:</text:p>
          </table:table-cell>
          <table:table-cell table:style-name="ce15" office:value-type="string" calcext:value-type="string">
            <text:p>Power regression</text:p>
          </table:table-cell>
          <table:table-cell table:style-name="ce15"/>
          <table:table-cell table:style-name="ce36"/>
          <table:table-cell table:style-name="ce37" table:number-columns-repeated="1019"/>
          <table:table-cell table:style-name="ce2"/>
        </table:table-row>
        <table:table-row table:style-name="ro1">
          <table:table-cell table:style-name="ce12" table:number-columns-repeated="3"/>
          <table:table-cell table:style-name="ce35"/>
          <table:table-cell table:style-name="ce37" table:number-columns-repeated="1019"/>
          <table:table-cell table:style-name="ce2"/>
        </table:table-row>
        <table:table-row table:style-name="ro1">
          <table:table-cell table:style-name="ce9" office:value-type="string" calcext:value-type="string">
            <text:p>Options:</text:p>
          </table:table-cell>
          <table:table-cell table:style-name="ce9" office:value-type="string" calcext:value-type="string">
            <text:p>--unspecified --testudines</text:p>
          </table:table-cell>
          <table:table-cell table:style-name="ce9" office:value-type="string" calcext:value-type="string">
            <text:p>Based on carnivorous, omnivorous and herbivorous turtles</text:p>
          </table:table-cell>
          <table:table-cell table:style-name="ce34"/>
          <table:table-cell table:style-name="ce2" table:number-columns-repeated="1020"/>
        </table:table-row>
        <table:table-row table:style-name="ro1">
          <table:table-cell table:style-name="ce17" office:value-type="string" calcext:value-type="string">
            <text:p><text:span text:style-name="T1">Formula:</text:span></text:p>
          </table:table-cell>
          <table:table-cell table:style-name="ce17" office:value-type="string" calcext:value-type="string">
            <text:p><text:span text:style-name="T21">y</text:span><text:span text:style-name="T22"> = 0.0251303814</text:span><text:span text:style-name="T23">x</text:span><text:span text:style-name="T24">2.1345692041</text:span>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Standard error:</text:p>
          </table:table-cell>
          <table:table-cell table:style-name="ce33" table:formula="of:=162.3247501938%" office:value-type="percentage" office:value="1.623247501938" calcext:value-type="percentage">
            <text:p>162.32%</text:p>
          </table:table-cell>
          <table:table-cell table:style-name="ce34" table:number-columns-repeated="2"/>
          <table:table-cell table:style-name="ce2" table:number-columns-repeated="1020"/>
        </table:table-row>
        <table:table-row table:style-name="ro1">
          <table:table-cell table:style-name="ce9" office:value-type="string" calcext:value-type="string">
            <text:p>Type:</text:p>
          </table:table-cell>
          <table:table-cell table:style-name="ce9" office:value-type="string" calcext:value-type="string">
            <text:p>Power regression</text:p>
          </table:table-cell>
          <table:table-cell table:style-name="ce9"/>
          <table:table-cell table:style-name="ce34"/>
          <table:table-cell table:style-name="ce2" table:number-columns-repeated="1020"/>
        </table:table-row>
        <table:table-row table:style-name="ro2">
          <table:table-cell table:style-name="ce14" table:number-columns-repeated="4"/>
          <table:table-cell table:number-columns-repeated="1020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Gentium Plus" svg:font-family="'Gentium Plu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 style:data-style-name="N2" text:time-value="16:31:30.1169722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3T06:08:43.365283556</meta:creation-date>
    <dc:date>2022-06-09T16:46:21.492569689</dc:date>
    <dc:creator>Piotr Bajdek</dc:creator>
    <meta:editing-duration>PT3H43M50S</meta:editing-duration>
    <meta:editing-cycles>37</meta:editing-cycles>
    <meta:generator>LibreOffice/7.3.3.2$Linux_X86_64 LibreOffice_project/d1d0ea68f081ee2800a922cac8f79445e4603348</meta:generator>
    <meta:document-statistic meta:table-count="1" meta:cell-count="78" meta:object-count="0"/>
  </office:meta>
</office:document-meta>
</file>